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2A0000013157A6BD97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2000004F1D00003B56C1D64075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385cm" svg:height="2.539cm" svg:x="1.496cm" svg:y="0.679cm">
          <draw:image xlink:href="Pictures/2000002000004F1D00003B56C1D64075.wmf" xlink:type="simple" xlink:show="embed" xlink:actuate="onLoad">
            <text:p/>
          </draw:image>
          <draw:glue-point draw:id="4" svg:x="-0.15cm" svg:y="3.816cm"/>
          <draw:glue-point draw:id="5" svg:x="0.46cm" svg:y="2.036cm"/>
          <draw:glue-point draw:id="6" svg:x="2.138cm" svg:y="-2.13cm"/>
        </draw:frame>
        <draw:connector draw:style-name="gr2" draw:text-style-name="P1" draw:layer="layout" draw:type="curve" svg:x1="2.327cm" svg:y1="3.22cm" svg:x2="3.138cm" svg:y2="2.916cm" draw:start-shape="id1" draw:start-glue-point="1" draw:end-shape="id2" draw:end-glue-point="4" svg:d="M2327 3220c541 0 811-101 811-304" svg:viewBox="0 0 812 305">
          <text:p/>
        </draw:connector>
        <draw:frame draw:style-name="gr3" draw:text-style-name="P3" draw:layer="layout" svg:width="1.548cm" svg:height="1.445cm" svg:x="6.587cm" svg:y="0.464cm">
          <draw:text-box>
            <text:p text:style-name="P2"><text:span text:style-name="T1">خطِ مماس</text:span></text:p>
            <text:p text:style-name="P2"><text:span text:style-name="T1">کی ڈھلوان</text:span></text:p>
          </draw:text-box>
        </draw:frame>
        <draw:connector draw:style-name="gr2" draw:text-style-name="P4" draw:layer="layout" draw:type="curve" draw:line-skew="0cm 1.404cm" svg:x1="6.005cm" svg:y1="1.388cm" svg:x2="3.911cm" svg:y2="1.408cm" draw:start-shape="id3" draw:start-glue-point="3" draw:end-shape="id2" draw:end-glue-point="6" svg:d="M6005 1388c-843 0-702 98-1015 168s-1079 114-1079-148" svg:viewBox="0 0 2095 223">
          <text:p/>
        </draw:connector>
        <draw:frame draw:style-name="gr3" draw:text-style-name="P3" xml:id="id4" draw:id="id4" draw:layer="layout" svg:width="1.836cm" svg:height="0.848cm" svg:x="4.725cm" svg:y="1.718cm">
          <draw:text-box>
            <text:p text:style-name="P2"><text:span text:style-name="T1">نقطہ کارکردگی</text:span></text:p>
          </draw:text-box>
        </draw:frame>
        <draw:connector draw:style-name="gr2" draw:text-style-name="P4" draw:layer="layout" draw:type="curve" draw:line-skew="3.164cm -1.22cm" svg:x1="4.725cm" svg:y1="2.142cm" svg:x2="3.343cm" svg:y2="2.464cm" draw:start-shape="id4" draw:start-glue-point="3" draw:end-shape="id2" draw:end-glue-point="5" svg:d="M4725 2142c-847 0-705 179-839 272s-543 101-543 50" svg:viewBox="0 0 1383 354">
          <text:p/>
        </draw:connector>
        <draw:frame draw:style-name="gr4" draw:text-style-name="P1" draw:layer="layout" svg:width="0.401cm" svg:height="0.349cm" svg:x="1.782cm" svg:y="0.412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456cm" svg:height="0.253cm" svg:x="4.671cm" svg:y="2.771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1" xml:id="id3" draw:id="id3" draw:layer="layout" svg:width="0.598cm" svg:height="0.506cm" svg:x="6.005cm" svg:y="1.135cm">
          <draw:image xlink:href="Pictures/20000001000001F3000001A797EF8A04.svm" xlink:type="simple" xlink:show="embed" xlink:actuate="onLoad">
            <text:p/>
          </draw:image>
        </draw:frame>
        <draw:frame draw:style-name="gr7" draw:text-style-name="P1" xml:id="id1" draw:id="id1" draw:layer="layout" svg:width="0.664cm" svg:height="0.365cm" svg:x="1.663cm" svg:y="3.038cm">
          <draw:image xlink:href="Pictures/200000010000022A0000013157A6BD9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2:08.414123156</dc:date>
    <meta:editing-duration>PT9M36S</meta:editing-duration>
    <meta:editing-cycles>5</meta:editing-cycles>
    <meta:generator>LibreOffice/4.2.8.2$Linux_x86 LibreOffice_project/420m0$Build-2</meta:generator>
    <meta:document-statistic meta:object-count="10"/>
  </office:meta>
</office:document-meta>
</file>